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awansowane technologie webowe</text:p>
      <text:p text:style-name="Standard">Grupa: wtorek TN 17:05</text:p>
      <text:p text:style-name="Standard">Marcin Gębala, Michał Krautforst</text:p>
      <text:p text:style-name="Standard"/>
      <text:p text:style-name="Standard">Wstępny opis projektu dynamicznej strony internetowej dla polsko-niemieckiej organizacji zajmującej się działaniami na rzecz międzynarodowej integracji młodzieżowej.</text:p>
      <text:p text:style-name="Standard"/>
      <text:list xml:id="list454237402" text:style-name="L1">
        <text:list-item>
          <text:p text:style-name="P1"><text:span text:style-name="T2">Wizja.<text:line-break/></text:span><text:line-break/>Celem naszego projektu jest zaprojektowanie i zaimplementowanie dynamicznej strony internetowej dla polsko-niemieckiej organizacji, zajmującej się edukacyjnymi i integracyjnymi wymianami młodzieżowymi.<text:line-break/></text:p>
          <text:list>
            <text:list-item>
              <text:p text:style-name="P1"><text:span text:style-name="T2">Opis problemu.</text:span><text:line-break/></text:p>
              <text:p text:style-name="P2"><text:span text:style-name="T1">Organizacja realizuje wiele projektów mających na celu integrację młodzieży z różnych krajów, głównie z Polski i Niemiec. Są to różnego rodzaju warsztaty, wymiany, konferencje. W chwili obecnej organizacja nie dysponuje systemem, który pozwala dynamicznie umieszczać w sieci ogłoszenia o organizowanych wydarzeniach oraz zapisywać się na nie chętnym osobom. Istnieje potrzeba stworzenia systemu webowego, który będzie zaspokajał następujące potrzeby:<text:line-break/></text:span></text:p>
              <text:list>
                <text:list-item>
                  <text:p text:style-name="P2"><text:span text:style-name="T1">Zamieszczanie na stronie informacji dotyczących organizacji.<text:line-break/>Strona ma zawierać opis organizacji, jej celów, działań, pracowników.<text:line-break/></text:span></text:p>
                </text:list-item>
                <text:list-item>
                  <text:p text:style-name="P2"><text:span text:style-name="T1">Informowanie o realizowanych projektach</text:span></text:p>
                  <text:p text:style-name="P2"><text:span text:style-name="T1">Pracownicy organizacji mają mieć możliwość dynamicznego zamieszczania na stronie informacji o nadchodzących bądź realizowanych projektach.<text:line-break/></text:span></text:p>
                </text:list-item>
                <text:list-item>
                  <text:p text:style-name="P1">Obsługa projektów.<text:line-break/>Osoby chętne do wzięcia udziału w projekcie mają mieć możliwość zapisania się na niego na stronie. Pracownicy organizacji powinni móc za pomocą strony kontaktować się z uczestnikami projektów zarówno przed jak i po jego realizacji. Wymagany jest także system ewaluacji organizowanych wydarzeń. </text:p>
                  <text:p text:style-name="P1"/>
                </text:list-item>
                <text:list-item>
                  <text:p text:style-name="P1">Obsługa centrum spotkań.</text:p>
                  <text:p text:style-name="P1">Organizacja dysponuje centrum spotkań, w którym mogą mieszkać przyjezdni uczestnicy projektów. Strona ma umożliwiać rejestrację noclegów.<text:line-break/></text:p>
                </text:list-item>
                <text:list-item>
                  <text:p text:style-name="P1">Wielojęzyczność.<text:line-break/>Strona ma być dostępna co najmniej w językach polskim i niemieckim.<text:line-break/></text:p>
                </text:list-item>
                <text:list-item>
                  <text:p text:style-name="P1">Open source.<text:line-break/>Organizacja działa zgodnie z zasadami zrównoważonego rozwoju. Z tego powodu stawianie jest wymagane na stworzenie strony w technologiach open source.<text:line-break/></text:p>
                </text:list-item>
              </text:list>
            </text:list-item>
            <text:list-item>
              <text:p text:style-name="P1"><text:span text:style-name="T2">Użytkownicy<text:line-break/></text:span></text:p>
              <text:list>
                <text:list-item>
                  <text:p text:style-name="P1">Młodzież w wieku 12-26 lat z Polski i Niemiec.</text:p>
                </text:list-item>
                <text:list-item>
                  <text:p text:style-name="P1">Organizatorzy projektów wymian młodzieży, warsztatów integracyjnych.</text:p>
                </text:list-item>
                <text:list-item>
                  <text:p text:style-name="P1">Partnerzy, grantodawcy.</text:p>
                </text:list-item>
                <text:list-item>
                  <text:p text:style-name="P1">Uczestnicy projektów.</text:p>
                </text:list-item>
              </text:list>
            </text:list-item>
          </text:list>
        </text:list-item>
        <text:list-item>
          <text:p text:style-name="P1"><text:soft-page-break/><text:span text:style-name="T2">Wybrana technologia<text:line-break/><text:line-break/></text:span><text:span text:style-name="T1">Zdecydowano, że strona zostanie wykonana przy użyciu frameworka Django. Jego zastosowania niesie wiele zalet, takich jak np. możliwość szybkiego stworzenia panelu administracyjnego. Dodatkowo, Django zaspokaja wymaganie dotyczące zastosowania technologii open source.</text:span><text:line-break/></text:p>
        </text:list-item>
        <text:list-item>
          <text:p text:style-name="P1"><text:span text:style-name="T2">Model danych<text:line-break/><text:line-break/></text:span><text:line-break/></text:p>
        </text:list-item>
        <text:list-item>
          <text:p text:style-name="P1"><text:span text:style-name="T2">Diagram przejść pomiędzy stronami.</text:span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Gębala</meta:initial-creator>
    <meta:creation-date>2012-02-26T18:11:54</meta:creation-date>
    <dc:date>2012-02-26T19:12:14</dc:date>
    <dc:creator>Marcin Gębala</dc:creator>
    <meta:editing-duration>PT1H20S</meta:editing-duration>
    <meta:editing-cycles>8</meta:editing-cycles>
    <meta:generator>LibreOffice/3.4$Unix LibreOffice_project/340m1$Build-402</meta:generator>
    <meta:document-statistic meta:table-count="0" meta:image-count="0" meta:object-count="0" meta:page-count="2" meta:paragraph-count="23" meta:word-count="315" meta:character-count="2520" meta:non-whitespace-character-count="2210"/>
  </office:meta>
</office:document-meta>
</file>